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0e437" officeooo:paragraph-rsid="0010e437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bold" officeooo:rsid="001571b5" officeooo:paragraph-rsid="001571b5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bold" officeooo:rsid="001571b5" officeooo:paragraph-rsid="001571b5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01ef0" officeooo:paragraph-rsid="00201ef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1571b5" officeooo:paragraph-rsid="001571b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1571b5" officeooo:paragraph-rsid="001571b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01ef0" officeooo:paragraph-rsid="00201ef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22222" loext:opacity="100%" style:font-name="Liberation Serif" fo:font-size="12pt" fo:letter-spacing="normal" fo:font-weight="bold" officeooo:rsid="001571b5" officeooo:paragraph-rsid="001571b5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13.025cm"/>
        </style:tab-stops>
      </style:paragraph-properties>
      <style:text-properties fo:font-variant="normal" fo:text-transform="none" fo:color="#222222" loext:opacity="100%" style:font-name="Liberation Serif" fo:font-size="12pt" fo:letter-spacing="normal" fo:font-weight="bold" officeooo:rsid="001571b5" officeooo:paragraph-rsid="001571b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22222" loext:opacity="100%" style:font-name="Liberation Serif" fo:font-size="12pt" fo:letter-spacing="normal" fo:font-weight="normal" officeooo:rsid="001571b5" officeooo:paragraph-rsid="001571b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13.025cm"/>
        </style:tab-stops>
      </style:paragraph-properties>
      <style:text-properties fo:font-variant="normal" fo:text-transform="none" fo:color="#222222" loext:opacity="100%" style:font-name="Liberation Serif" fo:font-size="12pt" fo:letter-spacing="normal" fo:font-weight="normal" officeooo:rsid="001571b5" officeooo:paragraph-rsid="001571b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22222" loext:opacity="100%" style:font-name="Liberation Serif" fo:font-size="12pt" fo:letter-spacing="normal" fo:font-weight="normal" officeooo:rsid="00201ef0" officeooo:paragraph-rsid="00201ef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>
        <style:tab-stops>
          <style:tab-stop style:position="13.025cm"/>
        </style:tab-stops>
      </style:paragraph-properties>
      <style:text-properties fo:font-variant="normal" fo:text-transform="none" fo:color="#222222" loext:opacity="100%" style:font-name="Liberation Serif" fo:font-size="12pt" fo:letter-spacing="normal" fo:font-weight="normal" officeooo:rsid="00201ef0" officeooo:paragraph-rsid="00201ef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10e437" officeooo:paragraph-rsid="0010e43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16f5e0" officeooo:paragraph-rsid="0016f5e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1295f4" officeooo:paragraph-rsid="001295f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erif" fo:font-size="12pt" officeooo:rsid="0010e437" officeooo:paragraph-rsid="0010e437" style:font-size-asian="12pt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erif" fo:font-size="12pt" officeooo:rsid="001295f4" officeooo:paragraph-rsid="001295f4" style:font-size-asian="12pt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erif" fo:font-size="12pt" officeooo:rsid="001329d7" officeooo:paragraph-rsid="001329d7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Liberation Serif" fo:font-weight="bold" officeooo:rsid="001571b5" officeooo:paragraph-rsid="001571b5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Liberation Serif" fo:font-weight="bold" officeooo:rsid="001571b5" officeooo:paragraph-rsid="00201ef0" style:font-weight-asian="bold" style:font-weight-complex="bold"/>
    </style:style>
    <style:style style:name="P24" style:family="paragraph" style:parent-style-name="Standard">
      <style:paragraph-properties fo:margin-top="0.199cm" fo:margin-bottom="0.199cm" style:contextual-spacing="false" fo:line-height="100%"/>
      <style:text-properties style:font-name="Liberation Serif" fo:font-weight="normal" officeooo:rsid="005b61b2" officeooo:paragraph-rsid="00201ef0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bold" officeooo:rsid="001d58c6" officeooo:paragraph-rsid="001d58c6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officeooo:rsid="001b2b0b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officeooo:rsid="001d58c6" officeooo:paragraph-rsid="001b2b0b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officeooo:rsid="001d58c6" officeooo:paragraph-rsid="001d58c6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officeooo:rsid="00201ef0" officeooo:paragraph-rsid="00201ef0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329d7" officeooo:paragraph-rsid="0019401f" fo:background-color="transparent" style:font-size-asian="12pt" style:font-weight-asian="bold" style:font-size-complex="12pt" style:font-weight-complex="bold" loext:padding="0cm" loext:border="none"/>
    </style:style>
    <style:style style:name="P3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Liberation Serif" fo:font-size="12pt" officeooo:rsid="0019401f" officeooo:paragraph-rsid="0019401f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9401f"/>
    </style:style>
    <style:style style:name="P3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19401f" officeooo:paragraph-rsid="0019401f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font-weight="normal" officeooo:rsid="001b2b0b" officeooo:paragraph-rsid="001b2b0b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22222" loext:opacity="100%" fo:font-size="12pt" fo:letter-spacing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22222" loext:opacity="100%" fo:font-size="12pt" fo:letter-spacing="normal" fo:font-weight="normal" officeooo:rsid="00201ef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22222" loext:opacity="100%" style:font-name="Liberation Serif" fo:font-size="12pt" fo:letter-spacing="normal" fo:font-style="normal" style:text-underline-style="none" fo:font-weight="bold" officeooo:rsid="001329d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" style:family="text">
      <style:text-properties fo:font-variant="normal" fo:text-transform="none" fo:color="#222222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222222" loext:opacity="100%" style:font-name="Liberation Serif" fo:letter-spacing="normal" fo:font-style="normal"/>
    </style:style>
    <style:style style:name="T6" style:family="text">
      <style:text-properties fo:font-variant="normal" fo:text-transform="none" fo:color="#222222" loext:opacity="100%" style:font-name="Liberation Serif" fo:letter-spacing="normal" fo:font-style="normal" officeooo:rsid="001d58c6"/>
    </style:style>
    <style:style style:name="T7" style:family="text">
      <style:text-properties fo:font-variant="normal" fo:text-transform="none" fo:color="#3366bb" loext:opacity="100%" style:text-line-through-style="none" style:text-line-through-type="none" style:font-name="Liberation Serif" fo:font-size="12pt" fo:letter-spacing="normal" fo:font-style="normal" style:text-underline-style="none" fo:font-weight="bold" officeooo:rsid="001329d7" style:text-blinking="fals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3366bb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9" style:family="text">
      <style:text-properties fo:color="#000000" loext:opacity="100%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1b2b0b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. ¿En qué lenguaje se escriben la mayoría de las páginas web?</text:p>
      <text:p text:style-name="P21"/>
      <text:p text:style-name="P18">En HTML</text:p>
      <text:p text:style-name="P18"/>
      <text:p text:style-name="P14">2. ¿Quién define las normas del lenguaje HTML?</text:p>
      <text:p text:style-name="P18"/>
      <text:p text:style-name="P18">Un organismo sin ánimo de lucro llamado World Wide Web Consortium, más conocido como W3C.</text:p>
      <text:p text:style-name="P18"/>
      <text:p text:style-name="P14">3. ¿Quién es considerado el padre del HTML?</text:p>
      <text:p text:style-name="P18"/>
      <text:p text:style-name="P18">Tim Berners-Lee</text:p>
      <text:p text:style-name="P18"/>
      <text:p text:style-name="P15">4. ¿Cuando se publicó el primer documento formal con la descripción de HTML?</text:p>
      <text:p text:style-name="P18"/>
      <text:p text:style-name="P18">En 1991.</text:p>
      <text:p text:style-name="P18"/>
      <text:p text:style-name="P14">5. ¿Cual es la última especificación oficial de HTML? ¿Cuándo se publicó?</text:p>
      <text:p text:style-name="P18"/>
      <text:p text:style-name="P18">Se denomina HTML 4.01. El 24 de diciembre de 1999.</text:p>
      <text:p text:style-name="P18"/>
      <text:p text:style-name="P14">6. ¿Cuándo se publicó el primer borrador oficial de HTML5? ¿Cuál es la última</text:p>
      <text:p text:style-name="P14">versión?</text:p>
      <text:p text:style-name="P18"/>
      <text:p text:style-name="P18">El 22 de enero de 2008.</text:p>
      <text:p text:style-name="P18"/>
      <text:p text:style-name="P14">7. XHTML 1.0 a) ¿es una adaptación de HTML 4.01 al lenguaje XML? b) ¿mantiene</text:p>
      <text:p text:style-name="P14">casi todas sus etiquetas y características? c) ¿añade algunas restricciones y</text:p>
      <text:p text:style-name="P14">elementos propios de XML?</text:p>
      <text:p text:style-name="P18"/>
      <text:p text:style-name="P18">a) Si.</text:p>
      <text:p text:style-name="P18">b) Si.</text:p>
      <text:p text:style-name="P18">c) Si.</text:p>
      <text:p text:style-name="P18"/>
      <text:p text:style-name="P14">8. El lenguaje XHTML… a) ¿es muy similar al lenguaje HTML? b) ¿es una adaptación</text:p>
      <text:p text:style-name="P14">de HTML al lenguaje XML?</text:p>
      <text:p text:style-name="P18"/>
      <text:p text:style-name="P18">a) Si.</text:p>
      <text:p text:style-name="P18">b) Siuuu.</text:p>
      <text:p text:style-name="P18"/>
      <text:p text:style-name="P14">9. ¿Cuál es el mecanismo que permite separar los contenidos definidos mediante</text:p>
      <text:p text:style-name="P14">XHTML y el aspecto que deben presentar esos contenidos?</text:p>
      <text:p text:style-name="P14"/>
      <text:p text:style-name="P18">CCS.</text:p>
      <text:p text:style-name="P18"/>
      <text:p text:style-name="P14">10. ¿Cómo se denomina al proceso de transformación de caracteres en secuencias</text:p>
      <text:p text:style-name="P14">de números?</text:p>
      <text:p text:style-name="P14"/>
      <text:p text:style-name="P18">Codificación de caracteres.</text:p>
      <text:p text:style-name="P18"/>
      <text:p text:style-name="P18"/>
      <text:p text:style-name="P14"><text:soft-page-break/>11. ¿ Cual es una de las codificaciones más conocidas (y una de las primeras que se</text:p>
      <text:p text:style-name="P14">publicaron)?</text:p>
      <text:p text:style-name="P14"/>
      <text:p text:style-name="P18">La codificación ASCII.</text:p>
      <text:p text:style-name="P14"/>
      <text:p text:style-name="P14">12. ¿Cómo se denominan cada una de las palabras que se emplean para marcar el</text:p>
      <text:p text:style-name="P14">inicio y el final de una sección?</text:p>
      <text:p text:style-name="P14"/>
      <text:p text:style-name="P18">Etiquetas.</text:p>
      <text:p text:style-name="P18"/>
      <text:p text:style-name="P14">13. ¿Cuál es la principal ventaja de los lenguajes de etiquetas?</text:p>
      <text:p text:style-name="P14"/>
      <text:p text:style-name="P18">Son sencillos de leer y escribir.</text:p>
      <text:p text:style-name="P18"/>
      <text:p text:style-name="P14">14. ¿Cuál es la principal desventaja de los lenguajes de etiquetas?</text:p>
      <text:p text:style-name="P18"/>
      <text:p text:style-name="P18">Pueden aumentar mucho el tamaño del documento.</text:p>
      <text:p text:style-name="P18"/>
      <text:p text:style-name="P14">15. ¿En qué dos partes se dividen las páginas HTML?</text:p>
      <text:p text:style-name="P14"/>
      <text:p text:style-name="P18">La cabecera y el cuerpo.</text:p>
      <text:p text:style-name="P18"/>
      <text:p text:style-name="P14">16. ¿Qué información incluye la cabecera?</text:p>
      <text:p text:style-name="P14"/>
      <text:p text:style-name="P18">Lo que no se ve.</text:p>
      <text:p text:style-name="P18"/>
      <text:p text:style-name="P14">17. ¿Qué información incluye el cuerpo?</text:p>
      <text:p text:style-name="P14"/>
      <text:p text:style-name="P18">Lo que el usuario ve en su pantalla.</text:p>
      <text:p text:style-name="P18"/>
      <text:p text:style-name="P14">18. ¿Para que el código HTML funcione correctamente, ¿es imprescindible utilizar un</text:p>
      <text:p text:style-name="P14">editor de texto sin formato o con formato? Indica dos para linux y dos para windows.</text:p>
      <text:p text:style-name="P14"/>
      <text:p text:style-name="P18">Sin formato. Para Linux: Gedit, Kedit. Para Windows: Bloc de notas, Worldpad.</text:p>
      <text:p text:style-name="P18"/>
      <text:p text:style-name="P14">19. ¿Cuáles son las tres etiquetas principales de un documento HTML?</text:p>
      <text:p text:style-name="P18"/>
      <text:p text:style-name="P18">&lt;html&gt;,&lt;head&gt; y &lt;body&gt;.</text:p>
      <text:p text:style-name="P18"/>
      <text:p text:style-name="P14">20. ¿Qué etiqueta se emplea para incluir un enlace en una página?</text:p>
      <text:p text:style-name="P14"/>
      <text:p text:style-name="P18">La etiqueta &lt;a&gt;.</text:p>
      <text:p text:style-name="P18"/>
      <text:p text:style-name="P14">21. ¿Cuáles son los cuatro atributos básicos?</text:p>
      <text:p text:style-name="P18"/>
      <text:p text:style-name="P18">Id, class, style y title.</text:p>
      <text:p text:style-name="P18"/>
      <text:p text:style-name="P18"/>
      <text:p text:style-name="P18"/>
      <text:p text:style-name="P18"/>
      <text:p text:style-name="P14"><text:soft-page-break/>22. Los atributos de eventos…. ¿sólo se utilizan en las páginas web que incluyen</text:p>
      <text:p text:style-name="P14">código JavaScript para realizar acciones dinámicas sobre los elementos de la página?</text:p>
      <text:p text:style-name="P14"/>
      <text:p text:style-name="P18">Siu.</text:p>
      <text:p text:style-name="P18"/>
      <text:p text:style-name="P14">23. ¿Qué atributo permite establecer una tecla para acceder de forma rápida a</text:p>
      <text:p text:style-name="P14">cualquier elemento?</text:p>
      <text:p text:style-name="P14"/>
      <text:p text:style-name="P18">Onfocus.</text:p>
      <text:p text:style-name="P18"/>
      <text:p text:style-name="P14">24. ¿Por qué está formado un elemento HTML?</text:p>
      <text:p text:style-name="P18"/>
      <text:p text:style-name="P18">Está formado por una etiqueta de apertura, cero o más atributos, un texto encerrado por la etiqueta y una etiqueta de cierre.</text:p>
      <text:p text:style-name="P18"/>
      <text:p text:style-name="P14">25. ¿En qué dos grupos clasifica el lenguaje HTML a todos los elementos?</text:p>
      <text:p text:style-name="P18"/>
      <text:p text:style-name="P18">Elementos en línea y elementos en bloque.</text:p>
      <text:p text:style-name="P18"/>
      <text:p text:style-name="P14">26. ¿Qué elementos siempre empiezan en una nueva línea y ocupan todo el espacio</text:p>
      <text:p text:style-name="P14">disponible hasta el final de la línea, aunque sus contenidos no lleguen hasta el final</text:p>
      <text:p text:style-name="P14">de la línea?</text:p>
      <text:p text:style-name="P14"/>
      <text:p text:style-name="P18">Los elementos de bloque.</text:p>
      <text:p text:style-name="P18"/>
      <text:p text:style-name="P14">27. ¿Qué elementos sólo ocupan el espacio necesario para mostrar sus contenidos?</text:p>
      <text:p text:style-name="P18"/>
      <text:p text:style-name="P18">Los elementos en línea.</text:p>
      <text:p text:style-name="P18"/>
      <text:p text:style-name="P14">28. En el siguiente código de ejemplo¿Cuáles son elementos en linea y en bloque?</text:p>
      <text:p text:style-name="P14"/>
      <text:p text:style-name="P18">Los párrafos son elementos en bloque y los enlaces son elementos en línea.</text:p>
      <text:p text:style-name="P18"/>
      <text:p text:style-name="P14">29. ¿Cuáles son las cinco restricciones básicas que introduce XHTML respecto a</text:p>
      <text:p text:style-name="P14">HTML en la sintaxis de sus etiquetas?</text:p>
      <text:p text:style-name="P18"/>
      <text:p text:style-name="P18">Las etiquetas que tienen que cerrar de acuerdo a como se abren, los nombres de las etiquetas y atributos siempre se escriben en minúsculas, el valor de los atributos siempre se encierra con comillas, los atributos no se pueden comprimir y todas las etiquetas deben cerrarse siempre.</text:p>
      <text:p text:style-name="P14"/>
      <text:p text:style-name="P14">30. ¿Entre qué etiquetas debe encerrarse el código JavaScript? ¿Por qué?</text:p>
      <text:p text:style-name="P18"/>
      <text:p text:style-name="P19">Entre unas etiquetas especiales (&lt;![CDATA[ y ]]&gt;) para evitar que el navegador interprete de forma errónea caracteres como &amp; y &lt;.</text:p>
      <text:p text:style-name="P19"/>
      <text:p text:style-name="P16">31. ¿Cuál es la forma más sencilla de estructurar un texto?</text:p>
      <text:p text:style-name="P16"/>
      <text:p text:style-name="P19">Separarlo por párrafos.</text:p>
      <text:p text:style-name="P19"/>
      <text:p text:style-name="P19"/>
      <text:p text:style-name="P16"><text:soft-page-break/>32. ¿HTML permite crear secciones de hata cuentos niveles de importancia? ¿Cuál es</text:p>
      <text:p text:style-name="P16">el nivel más importante y cuál el menos?</text:p>
      <text:p text:style-name="P19"/>
      <text:p text:style-name="P19">6 niveles de importancia. La de mayor importancia es &lt;h1&gt; y la de menor importancia es &lt;h6&gt;.</text:p>
      <text:p text:style-name="P19"/>
      <text:p text:style-name="P16">33. ¿Los navegadores asignan de forma automáticamente el tamaño del título de</text:p>
      <text:p text:style-name="P16">cada sección en función de su importancia?</text:p>
      <text:p text:style-name="P19"/>
      <text:p text:style-name="P19">Si.</text:p>
      <text:p text:style-name="P19"/>
      <text:p text:style-name="P16">34. ¿El aspecto que los navegadores aplican por defecto a los títulos de sección se</text:p>
      <text:p text:style-name="P16">puede modificar?</text:p>
      <text:p text:style-name="P16"/>
      <text:p text:style-name="P19">Si.</text:p>
      <text:p text:style-name="P19"/>
      <text:p text:style-name="P16">35. ¿Cual etiqueta marca un texto indicando que su importancia es mayor que la del</text:p>
      <text:p text:style-name="P16">resto del texto?</text:p>
      <text:p text:style-name="P16"/>
      <text:p text:style-name="P19">La marca &lt;em&gt;.</text:p>
      <text:p text:style-name="P19"/>
      <text:p text:style-name="P16">36. ¿Cual etiqueta indica que un determinado texto es de la mayor importancia</text:p>
      <text:p text:style-name="P16">dentro de la página?</text:p>
      <text:p text:style-name="P16"/>
      <text:p text:style-name="P19">La etiqueta &lt;strong&gt; &lt;/strong&gt;.</text:p>
      <text:p text:style-name="P19"/>
      <text:p text:style-name="P16">37. ¿Como muestran por defecto los navegadores los elementos &lt;em&gt;? ¿y los</text:p>
      <text:p text:style-name="P16">&lt;strong&gt;?</text:p>
      <text:p text:style-name="P19"/>
      <text:p text:style-name="P19">&lt;em&gt; en cursiva y &lt;strong&gt; en negrita.</text:p>
      <text:p text:style-name="P19"/>
      <text:p text:style-name="P16">38. Por defecto, el texto eliminado se muestra tachado de forma que el usuario</text:p>
      <text:p text:style-name="P16">pueda identificarlo fácilmente como un texto que formaba parte del texto original y</text:p>
      <text:p text:style-name="P16">que ya no tiene validez. ¿Con qué etiqueta se hace esto?</text:p>
      <text:p text:style-name="P16"/>
      <text:p text:style-name="P19">Con la etiqueta &lt;del&gt;.</text:p>
      <text:p text:style-name="P19"/>
      <text:p text:style-name="P16">39. ¿Qué etiqueta marca las abreviaturas de un texto?</text:p>
      <text:p text:style-name="P16"/>
      <text:p text:style-name="P19">La etiqueta &lt;abbr&gt;.</text:p>
      <text:p text:style-name="P19"/>
      <text:p text:style-name="P17">40. ¿Qué etiqueta se emplea para marcar las siglas o acrónimos del texto?</text:p>
      <text:p text:style-name="P17"/>
      <text:p text:style-name="P19">La etiqueta &lt;acronym&gt;.</text:p>
      <text:p text:style-name="P19"/>
      <text:p text:style-name="P16">41. ¿Qué etiqueta permite incluir la definición de una palabra extraña o cuyo uso</text:p>
      <text:p text:style-name="P16">está restringido a un entorno muy determinado?</text:p>
      <text:p text:style-name="P16"/>
      <text:p text:style-name="P19">La etiqueta &lt;dfn&gt;.</text:p>
      <text:p text:style-name="P19"/>
      <text:p text:style-name="P19"/>
      <text:p text:style-name="P16"><text:soft-page-break/>42. ¿Qué etiqueta se puede utilizar para marcar un texto como una citación?</text:p>
      <text:p text:style-name="P16"/>
      <text:p text:style-name="P19">La etiqueta &lt;cite&gt;.</text:p>
      <text:p text:style-name="P19"/>
      <text:p text:style-name="P16">43. ¿Qué etiqueta incluye el estándar HTML/XHTML para marcar cualquier elemento</text:p>
      <text:p text:style-name="P16">que no se puede marcar con las otras etiquetas definidas?</text:p>
      <text:p text:style-name="P16"/>
      <text:p text:style-name="P19">La etiqueta &lt;span&gt;.</text:p>
      <text:p text:style-name="P19"/>
      <text:p text:style-name="P16">44. La etiqueta se visualiza por defecto con el mismo aspecto que el texto normal.</text:p>
      <text:p text:style-name="P16">Por tanto es habitual utilizar esta etiqueta junto con los atributos id y class para</text:p>
      <text:p text:style-name="P16">modificar posteriormente su aspecto con CSS. ¿Verdadero o falso?</text:p>
      <text:p text:style-name="P16"/>
      <text:p text:style-name="P19">Verdadero.</text:p>
      <text:p text:style-name="P19"/>
      <text:p text:style-name="P16">45. ¿Qué etiqueta se utiliza para incluir una nueva línea en un punto y forzar a que</text:p>
      <text:p text:style-name="P16">el texto que sigue se muestre en la línea inferior?</text:p>
      <text:p text:style-name="P16"/>
      <text:p text:style-name="P19">La etiqueta &lt;br&gt;. anuel</text:p>
      <text:p text:style-name="P19"/>
      <text:p text:style-name="P16">46. ¿Cuál es la particularidad de la etiqueta?</text:p>
      <text:p text:style-name="P16"/>
      <text:p text:style-name="P19">Que es una etiqueta vacía, es decir, no encierra ningún texto.</text:p>
      <text:p text:style-name="P16"/>
      <text:p text:style-name="P16"><text:s/>57. ¿Por qué texto se debe sustituir cada nuevo espacio en blanco por el texto para</text:p>
      <text:p text:style-name="P16">incluir espacios en blanco adicionales?</text:p>
      <text:p text:style-name="P16"/>
      <text:p text:style-name="P19">Para que el párrafo no contenga saltos de línea.</text:p>
      <text:p text:style-name="P16"/>
      <text:p text:style-name="P16">58. Quieres mostrar en una página web un texto que no se puede modificar. ¿Qué</text:p>
      <text:p text:style-name="P16">etiqueta utilizarías?</text:p>
      <text:p text:style-name="P16"/>
      <text:p text:style-name="P19">La etiqueta &lt;pre&gt;.</text:p>
      <text:p text:style-name="P19"/>
      <text:p text:style-name="P16">59. Quieres mostrar en una página web código fuente de una aplicación. ¿Qué</text:p>
      <text:p text:style-name="P16">etiqueta utilizarías?</text:p>
      <text:p text:style-name="P16"/>
      <text:p text:style-name="P19">La etiqueta &lt;code&gt;.</text:p>
      <text:p text:style-name="P19"/>
      <text:p text:style-name="P16">60. Los caracteres que utiliza HTML para definir sus etiquetas (&lt;, &gt; y “;) no se</text:p>
      <text:p text:style-name="P16">pueden utilizar libremente. ¿Qué entidades equivalentes podrías utilizar?</text:p>
      <text:p text:style-name="P16"/>
      <text:p text:style-name="P20">&amp;lt; , <text:s/>&amp;gt; y &amp;quot;</text:p>
      <text:p text:style-name="P19"/>
      <text:p text:style-name="P16">61. ¿Con qué entidad podemos reemplazar la ñ? ¿Y la letra á acentuada? ¿Y el €?</text:p>
      <text:p text:style-name="P16"/>
      <text:p text:style-name="P20">&amp;ntilde; , &amp;aacute; y &amp;euro;</text:p>
      <text:p text:style-name="P20"/>
      <text:p text:style-name="P20"/>
      <text:p text:style-name="P20"/>
      <text:p text:style-name="P33"><text:soft-page-break/><text:span text:style-name="T3">62. Si se considera la siguiente URL: </text:span><text:a xlink:type="simple" xlink:href="http://www.librosweb.es/xhtml/capitulo4.html" text:style-name="Internet_20_link" text:visited-style-name="Visited_20_Internet_20_Link"><text:span text:style-name="T7">http://www.librosweb.es/xhtml/capitulo4.html</text:span></text:a></text:p>
      <text:p text:style-name="P26">¿Qué partes componen la URL anterior?</text:p>
      <text:p text:style-name="P31"/>
      <text:p text:style-name="P34"><text:span text:style-name="T12">P</text:span><text:span text:style-name="T11">rotocolo (http://), servidor (</text:span><text:a xlink:type="simple" xlink:href="http://www.librosweb.es/" text:style-name="Internet_20_link" text:visited-style-name="Visited_20_Internet_20_Link"><text:span text:style-name="T11">www.librosweb.es</text:span></text:a><text:span text:style-name="T11">), y ruta (/xhtml/capitulo4.html).</text:span></text:p>
      <text:p text:style-name="P32"/>
      <text:p text:style-name="P34"><text:span text:style-name="T4">63. Si se considera la siguiente URL: </text:span><text:a xlink:type="simple" xlink:href="http://www.alistapart.com/comments/webstandards2008?page=5#42" text:style-name="Internet_20_link" text:visited-style-name="Visited_20_Internet_20_Link"><text:span text:style-name="T8">http://www.alistapart.com/comments/webstandards2008?page=5#42</text:span></text:a></text:p>
      <text:p text:style-name="P26">¿Qué partes componen la URL anterior?</text:p>
      <text:p text:style-name="P27"/>
      <text:p text:style-name="P35"><text:span text:style-name="T5">Protocol</text:span><text:span text:style-name="T6">o (http://), servidor (</text:span><text:a xlink:type="simple" xlink:href="http://www.alistapart.com/" text:style-name="Internet_20_link" text:visited-style-name="Visited_20_Internet_20_Link"><text:span text:style-name="T10">www.alistapart.com</text:span></text:a><text:span text:style-name="T6">), ruta (/comments/webstandards2008), consulta (?page=5), y sección (#42).</text:span></text:p>
      <text:p text:style-name="P28"/>
      <text:p text:style-name="P25">64. ¿Qué URL incluyen todas las partes de la URL (protocolo, servidor y ruta) por lo que no se necesita más información <text:span text:style-name="T9">para ob</text:span>tener el recurso enlazado?</text:p>
      <text:p text:style-name="P29"/>
      <text:p text:style-name="P30">Las URL absolutas.</text:p>
      <text:p text:style-name="P30"/>
      <text:p text:style-name="P2">65. ¿Qué URL prescinden de algunas partes de las URL para hacerlas más breves?</text:p>
      <text:p text:style-name="P2"/>
      <text:p text:style-name="P4">Las URL relativas.</text:p>
      <text:p text:style-name="P4"/>
      <text:p text:style-name="P2">66. http://www.ejemplo.com/ruta1/ruta2/pagina2.html es una ruta…</text:p>
      <text:p text:style-name="P5"/>
      <text:p text:style-name="P4">Absoluta.</text:p>
      <text:p text:style-name="P4"/>
      <text:p text:style-name="P3">67. /ruta1/ruta2/pagina2.htm es una ruta…</text:p>
      <text:p text:style-name="P6"/>
      <text:p text:style-name="P7">Relativa</text:p>
      <text:p text:style-name="P7"/>
      <text:p text:style-name="P8">68.¿Mediante qué etiqueta se crean los enlaces en HTML?</text:p>
      <text:p text:style-name="P10"/>
      <text:p text:style-name="P22"><text:span text:style-name="T1">&lt;</text:span><text:span text:style-name="T2">a</text:span><text:span text:style-name="T1">&gt;</text:span></text:p>
      <text:p text:style-name="P10"/>
      <text:p text:style-name="P8">69. ¿Cuál es el atributo más importante de la etiqueta &lt;a&gt; que se utiliza para indicar la URL a la que apunta el enlace.?</text:p>
      <text:p text:style-name="P10"/>
      <text:p text:style-name="P12">Href</text:p>
      <text:p text:style-name="P12"/>
      <text:p text:style-name="P8">70. ¿Qué atributo de la etiqueta &lt;a&gt; permite definir enlaces dentro de una misma página web?</text:p>
      <text:p text:style-name="P8"/>
      <text:p text:style-name="P12">name 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e437" officeooo:paragraph-rsid="0010e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iguel López Fernández 1º ASIR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5T23:10:56.537000000</meta:creation-date>
    <dc:date>2022-11-14T22:34:04.489000000</dc:date>
    <meta:editing-duration>PT1H49M41S</meta:editing-duration>
    <meta:editing-cycles>9</meta:editing-cycles>
    <meta:generator>LibreOffice/7.4.0.3$Windows_X86_64 LibreOffice_project/f85e47c08ddd19c015c0114a68350214f7066f5a</meta:generator>
    <meta:document-statistic meta:table-count="0" meta:image-count="0" meta:object-count="0" meta:page-count="6" meta:paragraph-count="157" meta:word-count="1330" meta:character-count="7923" meta:non-whitespace-character-count="6747"/>
  </office:meta>
</office:document-meta>
</file>